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15f" officeooo:paragraph-rsid="001a415f"/>
    </style:style>
    <style:style style:name="P2" style:family="paragraph" style:parent-style-name="Standard">
      <style:text-properties officeooo:rsid="0022dbfb" officeooo:paragraph-rsid="0022dbfb"/>
    </style:style>
    <style:style style:name="P3" style:family="paragraph" style:parent-style-name="Standard">
      <style:text-properties fo:font-style="normal" officeooo:rsid="0020d50c" officeooo:paragraph-rsid="0020d50c" style:font-style-asian="normal" style:font-style-complex="normal"/>
    </style:style>
    <style:style style:name="P4" style:family="paragraph" style:parent-style-name="Standard">
      <style:text-properties fo:font-style="normal" fo:font-weight="normal" officeooo:rsid="0022dbfb" officeooo:paragraph-rsid="0022dbf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24b0d8" officeooo:paragraph-rsid="0024b0d8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80def" officeooo:paragraph-rsid="00280de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86abe" officeooo:paragraph-rsid="00286ab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officeooo:rsid="0022dbfb" officeooo:paragraph-rsid="0022dbfb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4b0d8" officeooo:paragraph-rsid="0024b0d8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80def" officeooo:paragraph-rsid="00280def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86abe" officeooo:paragraph-rsid="00286abe" style:font-style-asian="normal" style:font-weight-asian="bold" style:font-style-complex="normal" style:font-weight-complex="bold"/>
    </style:style>
    <style:style style:name="T1" style:family="text">
      <style:text-properties officeooo:rsid="001b96f0"/>
    </style:style>
    <style:style style:name="T2" style:family="text">
      <style:text-properties fo:font-style="italic" officeooo:rsid="001b96f0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96f0" style:font-style-asian="normal" style:font-style-complex="normal"/>
    </style:style>
    <style:style style:name="T5" style:family="text">
      <style:text-properties fo:font-style="normal" officeooo:rsid="001c6e4c" style:font-style-asian="normal" style:font-style-complex="normal"/>
    </style:style>
    <style:style style:name="T6" style:family="text">
      <style:text-properties fo:font-style="normal" officeooo:rsid="001ecfb5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4b67" style:font-weight-asian="normal" style:font-weight-complex="normal"/>
    </style:style>
    <style:style style:name="T10" style:family="text">
      <style:text-properties fo:font-weight="bold" officeooo:rsid="002a4b6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 2 Documentation<text:tab/></text:p>
      <text:p text:style-name="P1">Philippe Proctor</text:p>
      <text:p text:style-name="P1"/>
      <text:p text:style-name="P1"><text:span text:style-name="T10">Setting up char device question:</text:span><text:span text:style-name="T9"> </text:span><text:s/><text:span text:style-name="T1">To create the device file in /dev, the command sudo mknod </text:span><text:span text:style-name="T2">/dev / driver_setup </text:span><text:span text:style-name="T4">must be executed. This hooks up the allocated major node to our specified </text:span><text:span text:style-name="T5">character </text:span><text:span text:style-name="T4">device.</text:span></text:p>
      <text:p text:style-name="P3"/>
      <text:p text:style-name="P2"><text:span text:style-name="T3">1. </text:span><text:span text:style-name="T7">Source code for make file:</text:span></text:p>
      <text:p text:style-name="P4">KERNEL_DIR = /lib/modules/$(shell uname -r)/build</text:p>
      <text:p text:style-name="P4">PWD := $(shell pwd)</text:p>
      <text:p text:style-name="P4"/>
      <text:p text:style-name="P4">obj-m += driver_setup.o</text:p>
      <text:p text:style-name="P4"/>
      <text:p text:style-name="P4">default:</text:p>
      <text:p text:style-name="P4"><text:tab/>$(MAKE) -C $(KERNEL_DIR) SUBDIRS=$(PWD) modules</text:p>
      <text:p text:style-name="P4"/>
      <text:p text:style-name="P4">clean:</text:p>
      <text:p text:style-name="P4"><text:tab/>$(MAKE) -C $(KERNEL_DIR) SUBDIRS=$(PWD) clean</text:p>
      <text:p text:style-name="P4"/>
      <text:p text:style-name="P4"/>
      <text:p text:style-name="P8">Source code for module:</text:p>
      <text:p text:style-name="P4">/*</text:p>
      <text:p text:style-name="P4"><text:s/>* Philippe Proctor</text:p>
      <text:p text:style-name="P4"><text:s/>* 4/17/2019</text:p>
      <text:p text:style-name="P4"><text:s/>* ECE 373</text:p>
      <text:p text:style-name="P4"><text:s/>*</text:p>
      <text:p text:style-name="P4"><text:s/>* Hw 2 part 1: Setup driver module</text:p>
      <text:p text:style-name="P4"><text:s/>*/</text:p>
      <text:p text:style-name="P4"/>
      <text:p text:style-name="P4">#include &lt;linux/module.h&gt;</text:p>
      <text:p text:style-name="P4">#include &lt;linux/types.h&gt;</text:p>
      <text:p text:style-name="P4">#include &lt;linux/kdev_t.h&gt;</text:p>
      <text:p text:style-name="P4">#include &lt;linux/fs.h&gt;</text:p>
      <text:p text:style-name="P4">#include &lt;linux/cdev.h&gt;</text:p>
      <text:p text:style-name="P4">#include &lt;linux/slab.h&gt;</text:p>
      <text:p text:style-name="P4">#include &lt;linux/uaccess.h&gt;</text:p>
      <text:p text:style-name="P4"/>
      <text:p text:style-name="P4">#define DEVCNT 1</text:p>
      <text:p text:style-name="P4">#define DEVNAME "p_dev"</text:p>
      <text:p text:style-name="P4"/>
      <text:p text:style-name="P4">/*Start of private driver data struct, passed around inside driver*/</text:p>
      <text:p text:style-name="P4"/>
      <text:p text:style-name="P4"/>
      <text:p text:style-name="P4">static struct mydev_dev {</text:p>
      <text:p text:style-name="P4"><text:tab/>struct cdev cdev;</text:p>
      <text:p text:style-name="P4"><text:tab/>int syscall_val;</text:p>
      <text:p text:style-name="P4">} mydev;</text:p>
      <text:p text:style-name="P4"/>
      <text:p text:style-name="P4">static dev_t mydev_node;</text:p>
      <text:p text:style-name="P4"><text:soft-page-break/></text:p>
      <text:p text:style-name="P4">/*Allows user to change param w/ in driver module*/</text:p>
      <text:p text:style-name="P4">static int input = 40;</text:p>
      <text:p text:style-name="P4">module_param(input, int, S_IRUSR | S_IWUSR);</text:p>
      <text:p text:style-name="P4"/>
      <text:p text:style-name="P4">static int p_dev_open(struct inode *inode, struct file *file){</text:p>
      <text:p text:style-name="P4"><text:tab/></text:p>
      <text:p text:style-name="P4"><text:tab/>printk(KERN_INFO "Succesfully opened");</text:p>
      <text:p text:style-name="P4"><text:tab/>mydev.syscall_val = input;</text:p>
      <text:p text:style-name="P4"/>
      <text:p text:style-name="P4"><text:tab/>return 0;</text:p>
      <text:p text:style-name="P4"/>
      <text:p text:style-name="P4">}</text:p>
      <text:p text:style-name="P4"/>
      <text:p text:style-name="P4">//Read callback </text:p>
      <text:p text:style-name="P4">static ssize_t p_dev_read(struct file *file, char __user *buf, size_t len, loff_t *offset){</text:p>
      <text:p text:style-name="P4"><text:tab/></text:p>
      <text:p text:style-name="P4"><text:tab/>/*Get local kernel buffer set aside */</text:p>
      <text:p text:style-name="P4"><text:tab/>int ret;</text:p>
      <text:p text:style-name="P4"/>
      <text:p text:style-name="P4"/>
      <text:p text:style-name="P4"><text:tab/>/*Safety check that offset is less than int */</text:p>
      <text:p text:style-name="P4"><text:tab/>if(*offset &gt;= sizeof(int)){</text:p>
      <text:p text:style-name="P4"><text:tab/><text:tab/>return 0;</text:p>
      <text:p text:style-name="P4"><text:tab/>}</text:p>
      <text:p text:style-name="P4"/>
      <text:p text:style-name="P4"><text:tab/>/*Check if user passed null value to buffer */</text:p>
      <text:p text:style-name="P4"><text:tab/>if(!buf) {</text:p>
      <text:p text:style-name="P4"><text:tab/><text:tab/>ret = -EINVAL;</text:p>
      <text:p text:style-name="P4"><text:tab/><text:tab/>goto out;<text:tab/><text:tab/>//undo allocations</text:p>
      <text:p text:style-name="P4"><text:tab/>}</text:p>
      <text:p text:style-name="P4"/>
      <text:p text:style-name="P4"><text:tab/>printk(KERN_INFO "Inside read function");</text:p>
      <text:p text:style-name="P4"/>
      <text:p text:style-name="P4"><text:tab/>/*Copy value from driver struct to user space */</text:p>
      <text:p text:style-name="P4"><text:tab/>if(copy_to_user(buf, &amp;mydev.syscall_val, sizeof(int))){</text:p>
      <text:p text:style-name="P4"><text:tab/><text:tab/>ret = -EFAULT;</text:p>
      <text:p text:style-name="P4"><text:tab/><text:tab/>goto out;</text:p>
      <text:p text:style-name="P4"><text:tab/>}</text:p>
      <text:p text:style-name="P4"/>
      <text:p text:style-name="P4"><text:tab/>/*Update offset by */</text:p>
      <text:p text:style-name="P4"><text:tab/>ret = sizeof(int);</text:p>
      <text:p text:style-name="P4"><text:tab/>*offset += len;</text:p>
      <text:p text:style-name="P4"/>
      <text:p text:style-name="P4"><text:tab/>printk(KERN_INFO "User got from us %d\n", mydev.syscall_val);</text:p>
      <text:p text:style-name="P4">out:</text:p>
      <text:p text:style-name="P4"><text:tab/>return ret;</text:p>
      <text:p text:style-name="P4">};</text:p>
      <text:p text:style-name="P4"/>
      <text:p text:style-name="P4"><text:soft-page-break/>static ssize_t p_dev_write(struct file *file, const char __user *buf, size_t len, loff_t *offset ){</text:p>
      <text:p text:style-name="P4"><text:tab/></text:p>
      <text:p text:style-name="P4"><text:tab/>/*Local kernel memory*/</text:p>
      <text:p text:style-name="P4"><text:tab/>char *kern_buf;</text:p>
      <text:p text:style-name="P4"><text:tab/>int ret;</text:p>
      <text:p text:style-name="P4"/>
      <text:p text:style-name="P4"><text:tab/>printk(KERN_INFO "Inside write function");</text:p>
      <text:p text:style-name="P4"/>
      <text:p text:style-name="P4"><text:tab/>/*Check if device passed null value to buffer*/</text:p>
      <text:p text:style-name="P4"><text:tab/>if(!buf){</text:p>
      <text:p text:style-name="P4"><text:tab/><text:tab/>ret = -EINVAL;</text:p>
      <text:p text:style-name="P4"><text:tab/><text:tab/>goto out;</text:p>
      <text:p text:style-name="P4"><text:tab/>}</text:p>
      <text:p text:style-name="P4"/>
      <text:p text:style-name="P4"><text:tab/>/*Get memory to copy into...*/</text:p>
      <text:p text:style-name="P4"><text:tab/>kern_buf = kmalloc(len, GFP_KERNEL);</text:p>
      <text:p text:style-name="P4"/>
      <text:p text:style-name="P4"/>
      <text:p text:style-name="P4"><text:tab/>if(copy_from_user(kern_buf, buf, len)){</text:p>
      <text:p text:style-name="P4"><text:tab/><text:tab/>ret = -EFAULT;</text:p>
      <text:p text:style-name="P4"><text:tab/><text:tab/>goto mem_out;</text:p>
      <text:p text:style-name="P4"><text:tab/>}</text:p>
      <text:p text:style-name="P4"/>
      <text:p text:style-name="P4"><text:tab/>ret = len;</text:p>
      <text:p text:style-name="P4"><text:tab/></text:p>
      <text:p text:style-name="P4"><text:tab/>mydev.syscall_val = *kern_buf;</text:p>
      <text:p text:style-name="P4"/>
      <text:p text:style-name="P4"><text:tab/>printk(KERN_INFO "Userspace wrote %s to us\n",kern_buf );</text:p>
      <text:p text:style-name="P4"/>
      <text:p text:style-name="P4">mem_out:</text:p>
      <text:p text:style-name="P4"><text:tab/>kfree(kern_buf);</text:p>
      <text:p text:style-name="P4"><text:tab/></text:p>
      <text:p text:style-name="P4">out:</text:p>
      <text:p text:style-name="P4"><text:tab/>return ret;</text:p>
      <text:p text:style-name="P4"/>
      <text:p text:style-name="P4">}</text:p>
      <text:p text:style-name="P4"/>
      <text:p text:style-name="P4"/>
      <text:p text:style-name="P4">static struct file_operations mydev_fops = {</text:p>
      <text:p text:style-name="P4"><text:tab/>//fields</text:p>
      <text:p text:style-name="P4"><text:tab/>.owner = THIS_MODULE,</text:p>
      <text:p text:style-name="P4"><text:tab/>.open = p_dev_open,</text:p>
      <text:p text:style-name="P4"><text:tab/>.read = p_dev_read,</text:p>
      <text:p text:style-name="P4"><text:tab/>.write = p_dev_write,</text:p>
      <text:p text:style-name="P4"/>
      <text:p text:style-name="P4">};</text:p>
      <text:p text:style-name="P8"/>
      <text:p text:style-name="P4">static int __init p_device_init(void) {</text:p>
      <text:p text:style-name="P4"/>
      <text:p text:style-name="P4"><text:soft-page-break/><text:tab/>printk(KERN_INFO "p_device loading...");</text:p>
      <text:p text:style-name="P4"/>
      <text:p text:style-name="P4"><text:tab/>if (alloc_chrdev_region(&amp;mydev_node, 0, DEVCNT, DEVNAME)) {<text:tab/></text:p>
      <text:p text:style-name="P4"><text:tab/><text:tab/>printk(KERN_ERR "alloc_chrdev_region() failed!\n");</text:p>
      <text:p text:style-name="P4"><text:tab/><text:tab/>return -1;</text:p>
      <text:p text:style-name="P4"><text:tab/>}</text:p>
      <text:p text:style-name="P4"/>
      <text:p text:style-name="P4"><text:tab/>printk(KERN_INFO "Allocated %d devices at major:%d\n",DEVCNT, MAJOR(mydev_node));</text:p>
      <text:p text:style-name="P4"/>
      <text:p text:style-name="P4"/>
      <text:p text:style-name="P4"><text:tab/>/*Initialize the char device and add it to the kernel*/</text:p>
      <text:p text:style-name="P4"/>
      <text:p text:style-name="P4"><text:tab/>cdev_init(&amp;mydev.cdev, &amp;mydev_fops);</text:p>
      <text:p text:style-name="P4"><text:tab/>mydev.cdev.owner = THIS_MODULE;</text:p>
      <text:p text:style-name="P4"/>
      <text:p text:style-name="P4"><text:tab/>if (cdev_add(&amp;mydev.cdev, mydev_node, DEVCNT)) {</text:p>
      <text:p text:style-name="P4"><text:tab/><text:tab/>printk(KERN_ERR "cdev_add() failed!\n");</text:p>
      <text:p text:style-name="P4"/>
      <text:p text:style-name="P4"/>
      <text:p text:style-name="P4"><text:tab/><text:tab/>/*clean up chrdev alloc */</text:p>
      <text:p text:style-name="P4"><text:tab/><text:tab/>unregister_chrdev_region(mydev_node, DEVCNT);</text:p>
      <text:p text:style-name="P4"><text:tab/><text:tab/>return -1;</text:p>
      <text:p text:style-name="P4"><text:tab/>}</text:p>
      <text:p text:style-name="P4"/>
      <text:p text:style-name="P4"><text:tab/>return 0;</text:p>
      <text:p text:style-name="P4">}</text:p>
      <text:p text:style-name="P4"/>
      <text:p text:style-name="P4">static void __exit p_device_exit(void) {</text:p>
      <text:p text:style-name="P4"/>
      <text:p text:style-name="P4"/>
      <text:p text:style-name="P4"><text:tab/>/*destroy the cdev */</text:p>
      <text:p text:style-name="P4"><text:tab/>cdev_del(&amp;mydev.cdev);</text:p>
      <text:p text:style-name="P4"/>
      <text:p text:style-name="P4"><text:tab/>/*clean up the devices */</text:p>
      <text:p text:style-name="P4"><text:tab/>unregister_chrdev_region(mydev_node, DEVCNT);</text:p>
      <text:p text:style-name="P4"/>
      <text:p text:style-name="P4"><text:tab/>printk(KERN_INFO "%s module unloaded!\n", DEVNAME);</text:p>
      <text:p text:style-name="P4">}</text:p>
      <text:p text:style-name="P4"/>
      <text:p text:style-name="P4">MODULE_AUTHOR("Philippe Proctor");</text:p>
      <text:p text:style-name="P4">MODULE_LICENSE("GPL");</text:p>
      <text:p text:style-name="P4">MODULE_VERSION("0.2");</text:p>
      <text:p text:style-name="P4">module_init(p_device_init);</text:p>
      <text:p text:style-name="P4">module_exit(p_device_exit);</text:p>
      <text:p text:style-name="P9"/>
      <text:p text:style-name="P9"/>
      <text:p text:style-name="P9"/>
      <text:p text:style-name="P9"/>
      <text:p text:style-name="P9"/>
      <text:p text:style-name="P9"><text:soft-page-break/>2. Userspace program:</text:p>
      <text:p text:style-name="P9"/>
      <text:p text:style-name="P5">#include &lt;stdio.h&gt;</text:p>
      <text:p text:style-name="P5">#include &lt;stdlib.h&gt;</text:p>
      <text:p text:style-name="P5">#include &lt;unistd.h&gt;</text:p>
      <text:p text:style-name="P5">#include &lt;sys/types.h&gt;</text:p>
      <text:p text:style-name="P5">#include &lt;fcntl.h&gt;</text:p>
      <text:p text:style-name="P5">#include &lt;sys/select.h&gt;</text:p>
      <text:p text:style-name="P5">#include &lt;errno.h&gt;</text:p>
      <text:p text:style-name="P5"/>
      <text:p text:style-name="P5">#define PATH_READ "/dev/driver_setup" </text:p>
      <text:p text:style-name="P5">#define PATH_WRITE "/sys/module/driver_setup/parameters"</text:p>
      <text:p text:style-name="P5"/>
      <text:p text:style-name="P5"/>
      <text:p text:style-name="P5">int main(int argc, char **argv){</text:p>
      <text:p text:style-name="P5"/>
      <text:p text:style-name="P5"><text:tab/>int fd,rea,wri;</text:p>
      <text:p text:style-name="P5"><text:tab/>int count = 2;</text:p>
      <text:p text:style-name="P5"><text:tab/>int input_buf[1] = {0};</text:p>
      <text:p text:style-name="P5"><text:tab/>int output_buf[1] = {7};</text:p>
      <text:p text:style-name="P5"/>
      <text:p text:style-name="P5"><text:tab/>if((fd = open(PATH_READ,O_RDWR /* O_RDWR*/)) &lt; 0){</text:p>
      <text:p text:style-name="P5"><text:tab/><text:tab/>printf("File not found.\n");</text:p>
      <text:p text:style-name="P5"><text:tab/><text:tab/>perror("Dev open:");</text:p>
      <text:p text:style-name="P5"><text:tab/><text:tab/>return errno;</text:p>
      <text:p text:style-name="P5"><text:tab/>}</text:p>
      <text:p text:style-name="P5"><text:tab/></text:p>
      <text:p text:style-name="P5"/>
      <text:p text:style-name="P5"><text:tab/>if((rea = read(fd, input_buf, count)) &lt; 0){</text:p>
      <text:p text:style-name="P5"><text:tab/><text:tab/>printf("Bytes not read,rea = %d\n", rea);</text:p>
      <text:p text:style-name="P5"><text:tab/><text:tab/>perror("Dev read");</text:p>
      <text:p text:style-name="P5"><text:tab/><text:tab/>return errno;</text:p>
      <text:p text:style-name="P5"><text:tab/>}<text:tab/></text:p>
      <text:p text:style-name="P5"><text:tab/></text:p>
      <text:p text:style-name="P5"><text:tab/>printf("Value read from driver: %d\n",input_buf[0]);<text:tab/></text:p>
      <text:p text:style-name="P5"/>
      <text:p text:style-name="P5"><text:tab/>if((wri = write(fd, output_buf, count)) &lt; 0){</text:p>
      <text:p text:style-name="P5"><text:tab/><text:tab/>printf("Bytes not written, wri = %d\n",wri);</text:p>
      <text:p text:style-name="P5"><text:tab/><text:tab/>perror("Dev write");</text:p>
      <text:p text:style-name="P5"><text:tab/><text:tab/>return errno;</text:p>
      <text:p text:style-name="P5"><text:tab/><text:tab/><text:tab/></text:p>
      <text:p text:style-name="P5"><text:tab/>}<text:tab/></text:p>
      <text:p text:style-name="P5"/>
      <text:p text:style-name="P5"><text:tab/>printf("Value written to driver: %d\n",output_buf[0]);</text:p>
      <text:p text:style-name="P5"/>
      <text:p text:style-name="P5"><text:tab/>if((rea = read(fd, input_buf, count)) &lt; 0){</text:p>
      <text:p text:style-name="P5"><text:tab/><text:tab/>printf("Bytes not read,rea = %d\n", rea);</text:p>
      <text:p text:style-name="P5"><text:tab/><text:tab/>perror("Dev read");</text:p>
      <text:p text:style-name="P5"><text:tab/><text:tab/>return errno;</text:p>
      <text:p text:style-name="P5"><text:soft-page-break/><text:tab/>}<text:tab/></text:p>
      <text:p text:style-name="P5"><text:tab/></text:p>
      <text:p text:style-name="P5"><text:tab/>printf("Value read from driver: %d\n",input_buf[0]);<text:tab/></text:p>
      <text:p text:style-name="P5"/>
      <text:p text:style-name="P5"/>
      <text:p text:style-name="P5"/>
      <text:p text:style-name="P5"><text:tab/>close(fd);<text:tab/>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3A.<text:span text:style-name="T8"> </text:span>Typescript of loading module before parameter:</text:p>
      <text:p text:style-name="P10"><text:span text:style-name="T8"/></text:p>
      <text:p text:style-name="P10"><text:span text:style-name="T8">Script started on 2019-04-21 16:59:28-0700</text:span></text:p>
      <text:p text:style-name="P10"><text:span text:style-name="T8">pproctor@pproctor-MacBook: ~/Documents/ECE373/hw2 sudo insmod driver_setup.ko</text:span></text:p>
      <text:p text:style-name="P10"><text:span text:style-name="T8">pproctor@pproctor-MacBook: ~/Documents/ECE373/hw2 sudo mknod dev/driver_setup c 237 0</text:span></text:p>
      <text:p text:style-name="P10"><text:span text:style-name="T8">pproctor@pproctor-MacBook: ~/Documents/ECE373/hw2 cd /dev</text:span></text:p>
      <text:p text:style-name="P10"><text:span text:style-name="T8">pproctor@pproctor-MacBook: /dev sudo chmod 777 driver_setup</text:span></text:p>
      <text:p text:style-name="P10"><text:span text:style-name="T8">pproctor@pproctor-MacBook: /dev cd Documents/ECE373/hw2</text:span></text:p>
      <text:p text:style-name="P10"><text:span text:style-name="T8">pproctor@pproctor-MacBook: ~/Documents/ECE373/hw2 ./tests</text:span></text:p>
      <text:p text:style-name="P10"><text:span text:style-name="T8">Value read from driver: 40</text:span></text:p>
      <text:p text:style-name="P10"><text:span text:style-name="T8">Value written to driver: 7</text:span></text:p>
      <text:p text:style-name="P10"><text:span text:style-name="T8">Value read from driver: 7</text:span></text:p>
      <text:p text:style-name="P10"><text:span text:style-name="T8">pproctor@pproctor-MacBook: ~/Documents/ECE373/hw2 exit</text:span></text:p>
      <text:p text:style-name="P10"><text:span text:style-name="T8">exit</text:span></text:p>
      <text:p text:style-name="P10"><text:span text:style-name="T8"/></text:p>
      <text:p text:style-name="P10"><text:span text:style-name="T8">Script done on 2019-04-21 17:01:34-0700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3B. Typescript of loading module after parameter:</text:p>
      <text:p text:style-name="P6">Script started on 2019-04-21 17:21:08-0700</text:p>
      <text:p text:style-name="P6">pproctor@pproctor-MacBook: ~/Documents/ECE373/hw2 cd /sys/module/driver_setup/parameters/</text:p>
      <text:p text:style-name="P6">pproctor@pproctor-MacBook: /sys/module/driver_setup/parameters sudo su</text:p>
      <text:p text:style-name="P6">[sudo] password for pproctor: </text:p>
      <text:p text:style-name="P6">root@pproctor-MacBook: /sys/module/driver_setup/parameters cat input </text:p>
      <text:p text:style-name="P6">40</text:p>
      <text:p text:style-name="P6">root@pproctor-MacBook: /sys/module/driver_setup/parameters echo 97 &gt; input</text:p>
      <text:p text:style-name="P6">root@pproctor-MacBook: /sys/module/driver_setup/parameters cat input</text:p>
      <text:p text:style-name="P6">97</text:p>
      <text:p text:style-name="P6">root@pproctor-MacBook: /sys/module/driver_setup/parameters exit</text:p>
      <text:p text:style-name="P6">exit</text:p>
      <text:p text:style-name="P6">pproctor@pproctor-MacBook: cd Documents/ECE373/hw2</text:p>
      <text:p text:style-name="P6">pproctor@pproctor-MacBook: ~/Documents/ECE373/hw2 ./test_script</text:p>
      <text:p text:style-name="P6">Value read from driver: 97</text:p>
      <text:p text:style-name="P6">Value written to driver: 7</text:p>
      <text:p text:style-name="P6">Value read from driver: 7</text:p>
      <text:p text:style-name="P6">pproctor@pproctor-MacBook: cd /sys/module/driver_setup/parameters</text:p>
      <text:p text:style-name="P6">pproctor@pproctor-MacBook: /sys/module/driver_setup/parameters sudo su</text:p>
      <text:p text:style-name="P6">root@pproctor-MacBook: /sys/module/driver_setup/parameters cat input</text:p>
      <text:p text:style-name="P6">97</text:p>
      <text:p text:style-name="P6">root@pproctor-MacBook: /sys/module/driver_setup/parameters exit</text:p>
      <text:p text:style-name="P6">pproctor@pproctor-MacBook: exit</text:p>
      <text:p text:style-name="P6">exit</text:p>
      <text:p text:style-name="P6"/>
      <text:p text:style-name="P6">Script done on 2019-04-21 17:23:04-0700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1"><text:soft-page-break/>4. Typescript showing loaded module:</text:p>
      <text:p text:style-name="P7">Script started on 2019-04-22 12:35:52-0700</text:p>
      <text:p text:style-name="P7">pproctor@pproctor-MacBook: ~/Documents/ECE373/hw2 cd /proc</text:p>
      <text:p text:style-name="P7">pproctor@pproctor-MacBook: /proc vim devices </text:p>
      <text:p text:style-name="P7"><text:s/>12 <text:s/>10 misc</text:p>
      <text:p text:style-name="P7"><text:s/>13 <text:s/>13 input</text:p>
      <text:p text:style-name="P7"><text:s/>14 <text:s/>21 sg</text:p>
      <text:p text:style-name="P7"><text:s/>15 <text:s/>29 fb</text:p>
      <text:p text:style-name="P7"><text:s/>16 <text:s/>81 video4linux</text:p>
      <text:p text:style-name="P7"><text:s/>17 <text:s/>89 i2c</text:p>
      <text:p text:style-name="P7"><text:s/>18 <text:s/>99 ppdev</text:p>
      <text:p text:style-name="P7"><text:s/>19 108 ppp</text:p>
      <text:p text:style-name="P7"><text:s/>20 116 alsa</text:p>
      <text:p text:style-name="P7"><text:s/>21 128 ptm</text:p>
      <text:p text:style-name="P7"><text:s/>22 136 pts</text:p>
      <text:p text:style-name="P7"><text:s/>23 180 usb</text:p>
      <text:p text:style-name="P7"><text:s/>24 189 usb_device</text:p>
      <text:p text:style-name="P7"><text:s/>25 204 ttyMAX</text:p>
      <text:p text:style-name="P7"><text:s/>26 216 rfcomm</text:p>
      <text:p text:style-name="P7"><text:s/>27 226 drm</text:p>
      <text:p text:style-name="P7"><text:s/>28 237 p_dev <text:s/>&lt;------****my module</text:p>
      <text:p text:style-name="P7"><text:s/>29 238 hidraw</text:p>
      <text:p text:style-name="P7"><text:s/>30 239 media</text:p>
      <text:p text:style-name="P7"><text:s/>31 240 aux</text:p>
      <text:p text:style-name="P7"><text:s/>32 241 iio</text:p>
      <text:p text:style-name="P7"><text:s/>33 242 mei </text:p>
      <text:p text:style-name="P7">pproctor@pproctor-MacBook /procKexit</text:p>
      <text:p text:style-name="P7">exit</text:p>
      <text:p text:style-name="P7"/>
      <text:p text:style-name="P7">Script done on 2019-04-22 12:36:19-07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09:40:31.868649382</meta:creation-date>
    <dc:date>2019-04-22T12:44:13.477579380</dc:date>
    <meta:editing-duration>PT10H33M42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8" meta:paragraph-count="246" meta:word-count="838" meta:character-count="6868" meta:non-whitespace-character-count="6075"/>
  </office:meta>
</office:document-meta>
</file>